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3" svg:font-family="Calibri"/>
    <style:font-face style:name="Courier1" svg:font-family="Courier"/>
    <style:font-face style:name="ＭＳ Ｐゴシック2" svg:font-family="'ＭＳ Ｐゴシック'"/>
    <style:font-face style:name="Calibri1" svg:font-family="Calibri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Lucida Sans Unicode1" svg:font-family="'Lucida Sans Unicode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svg:stroke-linecap="butt" draw:fill="solid" draw:fill-color="#bbe0e3" draw:textarea-vertical-align="top" draw:auto-grow-height="false" fo:min-height="2.557cm" fo:min-width="0.06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svg:stroke-linecap="butt" draw:fill="solid" draw:fill-color="#bbe0e3" draw:textarea-vertical-align="top" draw:auto-grow-height="false" fo:min-height="1.902cm" fo:min-width="1.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2.593cm"/>
      <style:paragraph-properties style:writing-mode="lr-tb"/>
    </style:style>
    <style:style style:name="gr7" style:family="graphic" style:parent-style-name="standard">
      <style:graphic-properties draw:stroke="none" svg:stroke-width="0.026cm" draw:stroke-linejoin="round" svg:stroke-linecap="butt" draw:fill="solid" draw:fill-color="#fbff6c" draw:opacity="5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svg:stroke-linecap="butt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5353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left="0cm" fo:margin-right="0cm" fo:margin-top="0.426cm" fo:margin-bottom="0.2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.241cm" fo:margin-bottom="0.1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solid" draw:fill-color="#d9d9d9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15" style:family="paragraph">
      <loext:graphic-properties draw:fill="solid" draw:fill-color="#d9d9d9"/>
      <style:paragraph-properties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P18" style:family="paragraph">
      <loext:graphic-properties draw:fill="solid" draw:fill-color="#bbe0e3"/>
      <style:paragraph-properties fo:text-align="center"/>
      <style:text-properties fo:font-size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1.27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bff6c" draw:opacity="50%"/>
      <style:paragraph-properties fo:text-align="center" style:writing-mode="lr-tb" style:font-independent-line-spacing="true"/>
      <style:text-properties fo:font-size="18pt"/>
    </style:style>
    <style:style style:name="P24" style:family="paragraph">
      <style:paragraph-properties fo:margin-top="0cm" fo:margin-bottom="0cm" fo:line-height="110%" fo:text-align="start" style:punctuation-wrap="simple" style:writing-mode="lr-tb"/>
      <style:text-properties fo:font-size="18pt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1.27cm" fo:margin-right="0cm" fo:margin-top="0.08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6cm" fo:margin-bottom="0.2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language="en" fo:country="US" fo:font-style="normal" style:text-underline-style="none" fo:font-weight="normal" style:font-name-asian="ＭＳ Ｐゴシック2" style:font-size-asian="44pt" style:font-style-asian="normal" style:font-weight-asian="normal" style:font-name-complex="ＭＳ Ｐゴシック2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Lucida Sans Unicode1" style:font-size-asian="12pt" style:font-style-asian="normal" style:font-weight-asian="normal" style:font-name-complex="Lucida Sans Unicode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language="en" fo:country="US" fo:font-style="normal" style:text-underline-style="none" fo:font-weight="normal" style:font-name-asian="ＭＳ Ｐゴシック2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en" fo:country="US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language="en" fo:country="US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bold" style:font-name-asian="ＭＳ Ｐゴシック2" style:font-size-asian="20pt" style:font-style-asian="normal" style:font-weight-asian="bold" style:font-name-complex="ＭＳ Ｐゴシック2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3" fo:font-size="40pt" fo:letter-spacing="normal" fo:language="en" fo:country="US" fo:font-style="normal" style:text-underline-style="none" fo:font-weight="normal" style:font-name-asian="ＭＳ Ｐゴシック2" style:font-size-asian="40pt" style:font-style-asian="normal" style:font-weight-asian="normal" style:font-name-complex="ＭＳ Ｐゴシック2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CA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C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background-color="#ffff00" style:font-size-asian="11pt" style:font-size-complex="11pt"/>
    </style:style>
    <style:style style:name="T14" style:family="text">
      <style:text-properties fo:font-size="11pt" fo:background-color="transparent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3" fo:font-size="15pt" fo:letter-spacing="normal" fo:language="en" fo:country="US" fo:font-style="normal" style:text-underline-style="none" fo:font-weight="normal" style:font-name-asian="ＭＳ Ｐゴシック2" style:font-size-asian="15pt" style:font-style-asian="normal" style:font-weight-asian="normal" style:font-name-complex="ＭＳ Ｐゴシック2" style:font-size-complex="1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3" fo:font-size="15pt" fo:letter-spacing="normal" fo:language="en" fo:country="US" fo:font-style="normal" style:text-underline-style="none" fo:font-weight="bold" style:font-name-asian="ＭＳ Ｐゴシック2" style:font-size-asian="15pt" style:font-style-asian="normal" style:font-weight-asian="bold" style:font-name-complex="ＭＳ Ｐゴシック2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1" fo:font-size="8pt" fo:letter-spacing="normal" fo:language="en" fo:country="US" fo:font-style="normal" style:text-underline-style="none" fo:font-weight="normal" style:font-size-asian="8pt" style:font-style-asian="normal" style:font-weight-asian="normal" style:font-name-complex="Courier1" style:font-size-complex="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CA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normal" style:font-name-asian="ＭＳ Ｐゴシック2" style:font-size-asian="36pt" style:font-style-asian="normal" style:font-weight-asian="normal" style:font-name-complex="ＭＳ Ｐゴシック2" style:font-size-complex="3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15pt" fo:letter-spacing="normal" fo:language="en" fo:country="US" fo:font-style="italic" style:text-underline-style="none" fo:font-weight="normal" style:font-name-asian="ＭＳ Ｐゴシック2" style:font-size-asian="15pt" style:font-style-asian="italic" style:font-weight-asian="normal" style:font-name-complex="ＭＳ Ｐゴシック2" style:font-size-complex="15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en" fo:country="US" fo:font-style="italic" style:text-underline-style="none" fo:font-weight="normal" style:font-name-asian="ＭＳ Ｐゴシック2" style:font-size-asian="18pt" style:font-style-asian="italic" style:font-weight-asian="normal" style:font-name-complex="ＭＳ Ｐゴシック2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FreeMono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name-complex="ＭＳ Ｐゴシック2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FreeMono1" fo:font-size="26pt" fo:letter-spacing="normal" fo:language="en" fo:country="US" fo:font-style="normal" style:text-underline-style="none" fo:font-weight="normal" style:font-name-asian="ＭＳ Ｐゴシック2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language="en" fo:country="US" fo:font-style="normal" style:text-underline-style="none" fo:font-weight="bold" style:font-name-asian="ＭＳ Ｐゴシック2" style:font-size-asian="26pt" style:font-style-asian="normal" style:font-weight-asian="bold" style:font-name-complex="ＭＳ Ｐゴシック2" style:font-size-complex="2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en" fo:country="US" fo:font-style="normal" style:text-underline-style="none" fo:font-weight="normal" style:font-name-asian="ＭＳ Ｐゴシック2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language="pl" fo:country="PL" fo:font-style="normal" style:text-underline-style="none" fo:font-weight="normal" style:font-size-asian="16pt" style:font-style-asian="normal" style:font-weight-asian="normal" style:font-name-complex="Courier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6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6pt" style:font-style-asian="normal" style:font-weight-asian="normal" style:font-name-complex="ＭＳ Ｐゴシック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language="en" fo:country="US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ystem Identity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makes one node different from an other?" draw:style-name="dp1" draw:master-page-name="Title_20_and_20_Content" presentation:presentation-page-layout-name="AL2T11">
        <draw:frame draw:name="Rectangle 2" presentation:style-name="pr5" draw:text-style-name="P2" draw:layer="layout" svg:width="22.859cm" svg:height="2.539cm" svg:x="1.058cm" svg:y="1.058cm" presentation:class="title" presentation:user-transformed="true">
          <draw:text-box>
            <text:p text:style-name="P7"><text:span text:style-name="T3">What makes one node different from an other?</text:span></text:p>
          </draw:text-box>
        </draw:frame>
        <draw:frame draw:name="Rectangle 3" presentation:style-name="pr6" draw:text-style-name="P10" draw:layer="layout" svg:width="16.509cm" svg:height="5.079cm" svg:x="3.81cm" svg:y="4.868cm" presentation:class="outline" presentation:user-transformed="true">
          <draw:text-box>
            <text:list text:style-name="L3">
              <text:list-item>
                <text:p text:style-name="P8"><text:span text:style-name="T4">Hostname</text:span></text:p>
              </text:list-item>
              <text:list-item>
                <text:p text:style-name="P8"><text:span text:style-name="T4">IP Address</text:span></text:p>
              </text:list-item>
              <text:list-item>
                <text:p text:style-name="P8"><text:span text:style-name="T4">Link-Level Address</text:span></text:p>
              </text:list-item>
            </text:list>
            <text:p text:style-name="P9"><text:span text:style-name="T5"/></text:p>
          </draw:text-box>
        </draw:fram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-Level Addre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Link-Level Address</text:span></text:p>
          </draw:text-box>
        </draw:frame>
        <draw:frame draw:name="Content Placeholder 2" presentation:style-name="pr6" draw:text-style-name="P10" draw:layer="layout" svg:width="21.613cm" svg:height="6.772cm" svg:x="2.987cm" svg:y="4.745cm" presentation:class="outline" presentation:user-transformed="true">
          <draw:text-box>
            <text:list text:style-name="L3">
              <text:list-item>
                <text:p text:style-name="P11"><text:span text:style-name="T6">Hardware, Ethernet, or MAC address</text:span></text:p>
              </text:list-item>
              <text:list-item>
                <text:p text:style-name="P11"><text:span text:style-name="T7">Should</text:span><text:span text:style-name="T6"> be globally unique</text:span></text:p>
              </text:list-item>
              <text:list-item>
                <text:p text:style-name="P11"><text:span text:style-name="T7">Must</text:span><text:span text:style-name="T6"> be unique within a LAN segment</text:span></text:p>
              </text:list-item>
              <text:list-item>
                <text:p text:style-name="P11"><text:span text:style-name="T6">Set by hardware vendor at the factory</text:span></text:p>
              </text:list-item>
              <text:list-item>
                <text:p text:style-name="P11"><text:span text:style-name="T6">Set by VirutalBox software -&gt; easy to have </text:span><text:span text:style-name="T6">duplicates!!!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pect Link-Level Address" draw:style-name="dp1" draw:master-page-name="Title_20_and_20_Content" presentation:presentation-page-layout-name="AL2T11">
        <draw:custom-shape draw:name="Rectangle 3_0" draw:style-name="gr2" draw:text-style-name="P13" draw:layer="layout" svg:width="23.447cm" svg:height="3.2cm" svg:x="0.953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22.859cm" svg:height="2.751cm" svg:x="0.635cm" svg:y="1.482cm" presentation:class="title" presentation:user-transformed="true">
          <draw:text-box>
            <text:p text:style-name="P7"><text:span text:style-name="T8">Inspect Link-Level Address</text:span></text:p>
          </draw:text-box>
        </draw:frame>
        <draw:custom-shape draw:name="Rectangle 3" draw:style-name="gr2" draw:text-style-name="P15" draw:layer="layout" svg:width="22.647cm" svg:height="1.013cm" svg:x="1.482cm" svg:y="6.138cm">
          <text:p text:style-name="P14"><text:span text:style-name="T9"># ip 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16" draw:layer="layout" svg:width="6.768cm" svg:height="0.927cm" svg:x="0.832cm" svg:y="8.473cm">
          <text:p text:style-name="P14"><text:span text:style-name="T10">Sample output from w0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6" draw:layer="layout" svg:width="3.394cm" svg:height="0.843cm" svg:x="1.269cm" svg:y="14.808cm">
          <text:p text:style-name="P17"><text:span text:style-name="T11">Devic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8" draw:layer="layout" svg:width="0.565cm" svg:height="2.807cm" svg:x="2.395cm" svg:y="11.9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3" draw:style-name="gr3" draw:text-style-name="P16" draw:layer="layout" svg:width="3.53cm" svg:height="0.843cm" svg:x="5.434cm" svg:y="14.756cm">
          <text:p text:style-name="P17"><text:span text:style-name="T11">MAC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5" draw:text-style-name="P18" draw:layer="layout" svg:width="1.8cm" svg:height="2.152cm" svg:x="5.4cm" svg:y="12.6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6" draw:text-style-name="P19" draw:layer="layout" svg:width="25.415cm" svg:height="2.843cm" svg:x="0.985cm" svg:y="9.8cm">
          <draw:text-box>
            <text:p><text:span text:style-name="T12">1: lo: &lt;LOOPBACK,UP,LOWER_UP&gt; mtu 65536 qdisc noqueue state UNKNOWN mode DEFAULT group default qlen 1000</text:span></text:p>
            <text:p><text:span text:style-name="T12"><text:s text:c="4"/></text:span><text:span text:style-name="T12">link/loopback 00:00:00:00:00:00 brd 00:00:00:00:00:00</text:span></text:p>
            <text:p><text:span text:style-name="T12">2: enp0s3: &lt;BROADCAST,MULTICAST,UP,LOWER_UP&gt; mtu 1500 qdisc pfifo_fast state UP mode DEFAULT group default qlen 1000</text:span></text:p>
            <text:p><text:span text:style-name="T12"><text:s text:c="4"/></text:span><text:span text:style-name="T12">link/ether 08:00:27:48:be:6b brd ff:ff:ff:ff:ff:ff</text:span></text:p>
            <text:p><text:span text:style-name="T12">3: </text:span><text:span text:style-name="T13">enp0s8</text:span><text:span text:style-name="T12">: &lt;BROADCAST,MULTICAST,UP,LOWER_UP&gt; mtu 1500 qdisc pfifo_fast state UP mode DEFAULT group default qlen 1000</text:span></text:p>
            <text:p><text:span text:style-name="T12"><text:s text:c="4"/></text:span><text:span text:style-name="T12">link/ether </text:span><text:span text:style-name="T13">08:00:27:b4:2e:91</text:span><text:span text:style-name="T12"> </text:span><text:span text:style-name="T14">brd ff:ff:ff:ff:ff:ff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P Addre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IP Address</text:span></text:p>
          </draw:text-box>
        </draw:frame>
        <draw:frame draw:name="Content Placeholder 2" presentation:style-name="pr6" draw:text-style-name="P10" draw:layer="layout" svg:width="23.4cm" svg:height="7.831cm" svg:x="3.1cm" svg:y="4.722cm" presentation:class="outline" presentation:user-transformed="true">
          <draw:text-box>
            <text:list text:style-name="L3">
              <text:list-item>
                <text:p text:style-name="P20"><text:span text:style-name="T15">IP-V4 or IP-V6</text:span></text:p>
              </text:list-item>
              <text:list-item>
                <text:p text:style-name="P20"><text:span text:style-name="T16">Must</text:span><text:span text:style-name="T15"> be unique within </text:span><text:span text:style-name="T16">the </text:span><text:span text:style-name="T15">Internet (aka the “open </text:span><text:span text:style-name="T15">internet”)</text:span></text:p>
              </text:list-item>
              <text:list-item>
                <text:p text:style-name="P20"><text:span text:style-name="T15">Special addresses deemed “non-routable”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7">10.0.0.0/8 (255.0.0.0)</text:span></text:p>
                  </text:list-item>
                  <text:list-item>
                    <text:p text:style-name="P21"><text:span text:style-name="T17">172.16.0.0/12 (255.240.0.0)</text:span></text:p>
                  </text:list-item>
                  <text:list-item>
                    <text:p text:style-name="P21"><text:span text:style-name="T17">192.168.0.0/16 (255.255.0.0)</text:span></text:p>
                  </text:list-item>
                  <text:list-item>
                    <text:p text:style-name="P21"><text:span text:style-name="T17">These use NAT when connecting to </text:span><text:span text:style-name="T18">the </text:span><text:span text:style-name="T17">Internet </text:span></text:p>
                  </text:list-item>
                </text:list>
              </text:list-item>
            </text:list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spect IP Address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27cm" presentation:class="title" presentation:user-transformed="true">
          <draw:text-box>
            <text:p text:style-name="P7"><text:span text:style-name="T8">Inspect IP Address</text:span></text:p>
          </draw:text-box>
        </draw:frame>
        <draw:custom-shape draw:name="Rectangle 3" draw:style-name="gr2" draw:text-style-name="P15" draw:layer="layout" svg:width="22.647cm" svg:height="1.013cm" svg:x="1.482cm" svg:y="4.233cm">
          <text:p text:style-name="P14"><text:span text:style-name="T9"># ip 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3" draw:layer="layout" svg:width="23.53cm" svg:height="7.349cm" svg:x="1.27cm" svg:y="6.985cm">
          <text:p text:style-name="P14"><text:span text:style-name="T20">﻿﻿</text:span><text:span text:style-name="T21">﻿</text:span><text:span text:style-name="T21">1: lo: &lt;LOOPBACK,UP,LOWER_UP&gt; mtu 65536 qdisc noqueue state UNKNOWN</text:span></text:p>
          <text:p text:style-name="P14"><text:span text:style-name="T21"><text:s text:c="5"/></text:span><text:span text:style-name="T21">link/loopback 00:00:00:00:00:00 brd 00:00:00:00:00:00</text:span></text:p>
          <text:p text:style-name="P14"><text:span text:style-name="T21"><text:s text:c="5"/></text:span><text:span text:style-name="T21">inet 127.0.0.1/8 scope host lo <text:s text:c="3"/>inet6 ::1/128 scope host</text:span></text:p>
          <text:p text:style-name="P14"><text:span text:style-name="T21"><text:s text:c="8"/></text:span><text:span text:style-name="T21">valid_lft forever preferred_lft forever</text:span></text:p>
          <text:p text:style-name="P14"><text:span text:style-name="T21">2: enp0s3: &lt;BROADCAST,MULTICAST,UP,LOWER_UP&gt; mtu 1500 qdisc pfifo_fast state UP qlen 1000</text:span></text:p>
          <text:p text:style-name="P14"><text:span text:style-name="T21"><text:s text:c="4"/></text:span><text:span text:style-name="T21">link/ether 08:00:27:56:ce:36 brd ff:ff:ff:ff:ff:ff</text:span></text:p>
          <text:p text:style-name="P14"><text:span text:style-name="T21"><text:s text:c="4"/></text:span><text:span text:style-name="T21">inet 10.0.2.15/24 brd 10.0.2.255 scope global eth0</text:span></text:p>
          <text:p text:style-name="P14"><text:span text:style-name="T21"><text:s text:c="4"/></text:span><text:span text:style-name="T21">inet6 fe80::a00:27ff:fe56:ce36/64 scope link</text:span></text:p>
          <text:p text:style-name="P14"><text:span text:style-name="T21"><text:s text:c="8"/></text:span><text:span text:style-name="T21">valid_lft forever preferred_lft forever</text:span></text:p>
          <text:p text:style-name="P14"><text:span text:style-name="T21">3: enp0s8: &lt;BROADCAST,MULTICAST,UP,LOWER_UP&gt; mtu 1500 qdisc pfifo_fast state UP qlen 1000</text:span></text:p>
          <text:p text:style-name="P14"><text:span text:style-name="T21"><text:s text:c="4"/></text:span><text:span text:style-name="T21">link/ether 08:00:27:a3:c4:37 brd ff:ff:ff:ff:ff:ff</text:span></text:p>
          <text:p text:style-name="P14"><text:span text:style-name="T21"><text:s text:c="4"/></text:span><text:span text:style-name="T21">inet 10.1.1.10/24 brd 10.1.1.255 scope global eth1</text:span></text:p>
          <text:p text:style-name="P14"><text:span text:style-name="T21"><text:s text:c="4"/></text:span><text:span text:style-name="T21">inet6 fe80::a00:27ff:fea3:c437/64 scope link</text:span></text:p>
          <text:p text:style-name="P14"><text:span text:style-name="T21"><text:s text:c="8"/></text:span><text:span text:style-name="T21">valid_lft forever preferred_lft fore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16" draw:layer="layout" svg:width="6.768cm" svg:height="0.927cm" svg:x="1.098cm" svg:y="5.927cm">
          <text:p text:style-name="P14"><text:span text:style-name="T10">Sample output from w0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23" draw:layer="layout" svg:width="3.174cm" svg:height="0.634cm" svg:x="3.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23" draw:layer="layout" svg:width="3.174cm" svg:height="0.634cm" svg:x="3.81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3.174cm" svg:height="0.634cm" svg:x="4.02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6" draw:layer="layout" svg:width="9.871cm" svg:height="2.765cm" svg:x="9.663cm" svg:y="14.817cm">
          <text:p text:style-name="P24"><text:span text:style-name="T22">How many NICs does w01 have?</text:span></text:p>
          <text:p text:style-name="P24"><text:span text:style-name="T22">Are any on the Open Internet?</text:span></text:p>
          <text:p text:style-name="P24"><text:span text:style-name="T22">What is 127.0.0.1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t Addre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23">Managing Network Connections</text:span></text:p>
          </draw:text-box>
        </draw:frame>
        <draw:frame draw:name="Content Placeholder 2" presentation:style-name="pr6" draw:text-style-name="P10" draw:layer="layout" svg:width="19.261cm" svg:height="10.378cm" svg:x="3.139cm" svg:y="4.022cm" presentation:class="outline" presentation:user-transformed="true">
          <draw:text-box>
            <text:list text:style-name="L3">
              <text:list-item>
                <text:p text:style-name="P20"><text:span text:style-name="T6">Interactively with ip command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6">Will not survive a reboot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0"><text:span text:style-name="T6">Network Manager program</text:span></text:p>
                <text:list>
                  <text:list-item>
                    <text:p text:style-name="P21"><text:span text:style-name="T19">GUI, TUI, or CLI</text:span></text:p>
                  </text:list-item>
                  <text:list-item>
                    <text:p text:style-name="P21"><text:span text:style-name="T19">Default for RHEL 8</text:span></text:p>
                    <text:p text:style-name="P21"><text:span text:style-name="T19"><text:line-break/></text:span><text:span text:style-name="T19"/></text:p>
                  </text:list-item>
                </text:list>
              </text:list-item>
              <text:list-item>
                <text:p text:style-name="P20"><text:span text:style-name="T6">Configuration files</text:span></text:p>
                <text:list>
                  <text:list-item>
                    <text:p text:style-name="P21"><text:span text:style-name="T19">Suitable for <text:s/>some servers</text:span></text:p>
                  </text:list-item>
                  <text:list-item>
                    <text:p text:style-name="P21"><text:span text:style-name="T19">Popular with ‘old admins’ and Debian</text:span></text:p>
                  </text:list-item>
                </text:list>
              </text:list-item>
            </text:list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_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Network Manager</text:span></text:p>
          </draw:text-box>
        </draw:frame>
        <draw:frame draw:name="Content Placeholder 2_1" presentation:style-name="pr6" draw:text-style-name="P10" draw:layer="layout" svg:width="19.261cm" svg:height="10.578cm" svg:x="3.387cm" svg:y="4.022cm" presentation:class="outline" presentation:user-transformed="true">
          <draw:text-box>
            <text:list text:style-name="L3">
              <text:list-item>
                <text:p text:style-name="P20"><text:span text:style-name="T15">Runs as a daemon</text:span><text:span text:style-name="T15"><text:line-break/></text:span><text:span text:style-name="T15"/></text:p>
              </text:list-item>
              <text:list-item>
                <text:p text:style-name="P20"><text:span text:style-name="T15">We tell the daemon what to do with one of three </text:span><text:span text:style-name="T15">programs</text:span></text:p>
                <text:list>
                  <text:list-item>
                    <text:p text:style-name="P25"><text:span text:style-name="T15">GUI (Graphical User Interface)</text:span></text:p>
                  </text:list-item>
                  <text:list-item>
                    <text:p text:style-name="P25"><text:span text:style-name="T15">TUI (Text User Interface)</text:span></text:p>
                  </text:list-item>
                  <text:list-item>
                    <text:p text:style-name="P25"><text:span text:style-name="T15">CLI (Command Line Interface)</text:span></text:p>
                    <text:p text:style-name="P25"><text:span text:style-name="T15"/></text:p>
                  </text:list-item>
                </text:list>
              </text:list-item>
            </text:list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_3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Network Manager - Terms</text:span></text:p>
          </draw:text-box>
        </draw:frame>
        <draw:frame draw:name="Content Placeholder 2_2" presentation:style-name="pr6" draw:text-style-name="P10" draw:layer="layout" svg:width="21.813cm" svg:height="10.578cm" svg:x="2.887cm" svg:y="4.022cm" presentation:class="outline" presentation:user-transformed="true">
          <draw:text-box>
            <text:p text:style-name="P20"><text:span text:style-name="T16">Device</text:span><text:span text:style-name="T15"> – a network or WIFI card </text:span><text:span text:style-name="T24">(can be a virtual device)</text:span></text:p>
            <text:p text:style-name="P20"><text:span text:style-name="T15"/></text:p>
            <text:p text:style-name="P20"><text:span text:style-name="T16">Connection</text:span><text:span text:style-name="T15"> – a set of configuration settings which can be </text:span><text:span text:style-name="T15">applied to a device</text:span></text:p>
            <text:p text:style-name="P20"><text:span text:style-name="T15"/></text:p>
            <text:p text:style-name="P20"><text:span text:style-name="T25">Connections are applied to devices. <text:s/></text:span></text:p>
            <text:p text:style-name="P20"><text:span text:style-name="T25"/></text:p>
            <text:p text:style-name="P20"><text:span text:style-name="T25">Most servers have a one and only one connection per </text:span><text:span text:style-name="T25">device. </text:span></text:p>
            <text:list text:style-name="L3">
              <text:list-item>
                <text:list>
                  <text:list-header>
                    <text:p text:style-name="P25"><text:span text:style-name="T15"/></text:p>
                  </text:list-header>
                </text:list>
              </text:list-item>
            </text:list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_1" presentation:style-name="pr5" draw:text-style-name="P2" draw:layer="layout" svg:width="22.859cm" svg:height="2.037cm" svg:x="1.27cm" svg:y="0.763cm" presentation:class="title" presentation:user-transformed="true">
          <draw:text-box>
            <text:p text:style-name="P7"><text:span text:style-name="T1">CLI - Operations</text:span></text:p>
          </draw:text-box>
        </draw:frame>
        <draw:frame draw:name="Content Placeholder 2_0" presentation:style-name="pr6" draw:text-style-name="P10" draw:layer="layout" svg:width="11.813cm" svg:height="1.178cm" svg:x="3.948cm" svg:y="4.522cm" presentation:class="outline" presentation:user-transformed="true">
          <draw:text-box>
            <text:p text:style-name="P20"><text:span text:style-name="T26">nmcli networking off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3" presentation:style-name="pr6" draw:text-style-name="P10" draw:layer="layout" svg:width="19.261cm" svg:height="0.978cm" svg:x="2.9cm" svg:y="3.722cm" presentation:class="outline" presentation:user-transformed="true">
          <draw:text-box>
            <text:p text:style-name="P20"><text:span text:style-name="T15">Stop all networking</text:span></text:p>
          </draw:text-box>
        </draw:frame>
        <draw:frame draw:name="Content Placeholder 2_4" presentation:style-name="pr6" draw:text-style-name="P10" draw:layer="layout" svg:width="11.813cm" svg:height="1.178cm" svg:x="3.949cm" svg:y="6.822cm" presentation:class="outline" presentation:user-transformed="true">
          <draw:text-box>
            <text:p text:style-name="P20"><text:span text:style-name="T26">nmcli networking on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5" presentation:style-name="pr6" draw:text-style-name="P10" draw:layer="layout" svg:width="19.261cm" svg:height="0.978cm" svg:x="2.901cm" svg:y="6.022cm" presentation:class="outline" presentation:user-transformed="true">
          <draw:text-box>
            <text:p text:style-name="P20"><text:span text:style-name="T15">Start all networking</text:span></text:p>
          </draw:text-box>
        </draw:frame>
        <draw:frame draw:name="Content Placeholder 2_6" presentation:style-name="pr6" draw:text-style-name="P10" draw:layer="layout" svg:width="11.813cm" svg:height="1.178cm" svg:x="3.949cm" svg:y="9.322cm" presentation:class="outline" presentation:user-transformed="true">
          <draw:text-box>
            <text:p text:style-name="P20"><text:span text:style-name="T26">nmcli connection show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7" presentation:style-name="pr6" draw:text-style-name="P10" draw:layer="layout" svg:width="19.261cm" svg:height="0.978cm" svg:x="2.901cm" svg:y="8.522cm" presentation:class="outline" presentation:user-transformed="true">
          <draw:text-box>
            <text:p text:style-name="P20"><text:span text:style-name="T15">Show all connections</text:span></text:p>
          </draw:text-box>
        </draw:frame>
        <draw:frame draw:name="Content Placeholder 2_8" presentation:style-name="pr6" draw:text-style-name="P10" draw:layer="layout" svg:width="11.813cm" svg:height="1.178cm" svg:x="3.949cm" svg:y="11.922cm" presentation:class="outline" presentation:user-transformed="true">
          <draw:text-box>
            <text:p text:style-name="P20"><text:span text:style-name="T26">nmcli connection down enp0s3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9" presentation:style-name="pr6" draw:text-style-name="P10" draw:layer="layout" svg:width="19.261cm" svg:height="0.978cm" svg:x="2.901cm" svg:y="11.122cm" presentation:class="outline" presentation:user-transformed="true">
          <draw:text-box>
            <text:p text:style-name="P20"><text:span text:style-name="T15">Stop one connection</text:span></text:p>
          </draw:text-box>
        </draw:frame>
        <draw:frame draw:name="Content Placeholder 2_10" presentation:style-name="pr6" draw:text-style-name="P10" draw:layer="layout" svg:width="11.813cm" svg:height="1.178cm" svg:x="3.949cm" svg:y="14.322cm" presentation:class="outline" presentation:user-transformed="true">
          <draw:text-box>
            <text:p text:style-name="P20"><text:span text:style-name="T26">nmcli connection up enp0s3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11" presentation:style-name="pr6" draw:text-style-name="P10" draw:layer="layout" svg:width="19.261cm" svg:height="0.978cm" svg:x="2.901cm" svg:y="13.522cm" presentation:class="outline" presentation:user-transformed="true">
          <draw:text-box>
            <text:p text:style-name="P20"><text:span text:style-name="T15">Start one connection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_4" presentation:style-name="pr5" draw:text-style-name="P2" draw:layer="layout" svg:width="22.859cm" svg:height="2.037cm" svg:x="1.27cm" svg:y="0.763cm" presentation:class="title" presentation:user-transformed="true">
          <draw:text-box>
            <text:p text:style-name="P7"><text:span text:style-name="T1">CLI – Operations (cont)</text:span></text:p>
          </draw:text-box>
        </draw:frame>
        <draw:frame draw:name="Content Placeholder 2_12" presentation:style-name="pr6" draw:text-style-name="P10" draw:layer="layout" svg:width="11.813cm" svg:height="1.178cm" svg:x="3.948cm" svg:y="4.522cm" presentation:class="outline" presentation:user-transformed="true">
          <draw:text-box>
            <text:p text:style-name="P20"><text:span text:style-name="T26">nmcli connection show enp0s3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13" presentation:style-name="pr6" draw:text-style-name="P10" draw:layer="layout" svg:width="19.261cm" svg:height="0.978cm" svg:x="2.9cm" svg:y="3.722cm" presentation:class="outline" presentation:user-transformed="true">
          <draw:text-box>
            <text:p text:style-name="P20"><text:span text:style-name="T15">Show details for one connection</text:span></text:p>
          </draw:text-box>
        </draw:frame>
        <draw:frame draw:name="Content Placeholder 2_14" presentation:style-name="pr6" draw:text-style-name="P10" draw:layer="layout" svg:width="21.251cm" svg:height="2.178cm" svg:x="3.949cm" svg:y="7.022cm" presentation:class="outline" presentation:user-transformed="true">
          <draw:text-box>
            <text:p text:style-name="P20"><text:span text:style-name="T27">nmcli connection modify enp0s3 ipv4.method manual</text:span></text:p>
            <text:p text:style-name="P20"><text:span text:style-name="T27">nmcli connection modify enp0s3 ipv4.addresses </text:span><text:span text:style-name="T27">10.1.1.20/24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draw:frame draw:name="Content Placeholder 2_15" presentation:style-name="pr6" draw:text-style-name="P10" draw:layer="layout" svg:width="19.261cm" svg:height="0.978cm" svg:x="2.901cm" svg:y="6.022cm" presentation:class="outline" presentation:user-transformed="true">
          <draw:text-box>
            <text:p text:style-name="P20"><text:span text:style-name="T15">Set a static IP address for enp0s3</text:span></text:p>
          </draw:text-box>
        </draw:frame>
        <draw:frame draw:name="Content Placeholder 2_19" presentation:style-name="pr6" draw:text-style-name="P10" draw:layer="layout" svg:width="19.261cm" svg:height="0.978cm" svg:x="3cm" svg:y="10.2cm" presentation:class="outline" presentation:user-transformed="true">
          <draw:text-box>
            <text:p text:style-name="P20"><text:span text:style-name="T15">Set enp0s3 to be a DHCP client</text:span></text:p>
          </draw:text-box>
        </draw:frame>
        <draw:frame draw:name="Content Placeholder 2_16" presentation:style-name="pr6" draw:text-style-name="P10" draw:layer="layout" svg:width="21.251cm" svg:height="2.178cm" svg:x="3.95cm" svg:y="11.222cm" presentation:class="outline" presentation:user-transformed="true">
          <draw:text-box>
            <text:p text:style-name="P20"><text:span text:style-name="T27">nmcli connection modify enp0s3 ipv4.method auto</text:span></text:p>
            <text:p text:style-name="P20"><text:span text:style-name="T15"/></text:p>
            <text:p text:style-name="P20"><text:span text:style-name="T15"/></text:p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stnam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stname</text:span></text:p>
          </draw:text-box>
        </draw:frame>
        <draw:frame draw:name="Content Placeholder 2" presentation:style-name="pr6" draw:text-style-name="P10" draw:layer="layout" svg:width="19.261cm" svg:height="4.867cm" svg:x="3.387cm" svg:y="4.022cm" presentation:class="outline" presentation:user-transformed="true">
          <draw:text-box>
            <text:list text:style-name="L3">
              <text:list-item>
                <text:p text:style-name="P20"><text:span text:style-name="T6">One per system</text:span><text:span text:style-name="T6"><text:line-break/></text:span><text:span text:style-name="T6"/></text:p>
              </text:list-item>
              <text:list-item>
                <text:p text:style-name="P20"><text:span text:style-name="T6">Can be anything, usually:</text:span></text:p>
              </text:list-item>
            </text:list>
            <text:p text:style-name="P27"><text:span text:style-name="T28">w01.example.com</text:span></text:p>
            <text:p text:style-name="P27"><text:span text:style-name="T28">Or</text:span></text:p>
            <text:p text:style-name="P27"><text:span text:style-name="T28">W01</text:span><text:span text:style-name="T28"><text:line-break/></text:span><text:span text:style-name="T28"/></text:p>
            <text:list text:style-name="L6">
              <text:list-item>
                <text:p text:style-name="P28"><text:span text:style-name="T6">No direct link to IP address</text:span><text:span text:style-name="T6"><text:line-break/></text:span><text:span text:style-name="T6"/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t hostnam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et hostname</text:span></text:p>
          </draw:text-box>
        </draw:frame>
        <draw:frame draw:name="Content Placeholder 4" presentation:style-name="pr6" draw:text-style-name="P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9"><text:span text:style-name="T3">Run the </text:span><text:span text:style-name="T29">hostname</text:span><text:span text:style-name="T3"> command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4">Will not survive a reboot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29"><text:span text:style-name="T3">Define in the </text:span><text:span text:style-name="T30">/etc/hostname </text:span><text:span text:style-name="T3">file</text:span></text:p>
                <text:list>
                  <text:list-item>
                    <text:p text:style-name="P30"><text:span text:style-name="T4">Read by start up scripts</text:span></text:p>
                  </text:list-item>
                  <text:list-item>
                    <text:p text:style-name="P30"><text:span text:style-name="T4">Requires reboot</text:span></text:p>
                  </text:list-item>
                </text:list>
              </text:list-item>
              <text:list-item>
                <text:p text:style-name="P25"><text:span text:style-name="T4">Use Network Manager</text:span></text:p>
              </text:list-item>
            </text:list>
            <text:p text:style-name="P31"><text:span text:style-name="T31"/></text:p>
          </draw:text-box>
        </draw:frame>
        <draw:frame draw:name="Content Placeholder 2_17" presentation:style-name="pr6" draw:text-style-name="P10" draw:layer="layout" svg:width="21.251cm" svg:height="2.178cm" svg:x="3.95cm" svg:y="13.922cm" presentation:class="outline" presentation:user-transformed="true">
          <draw:text-box>
            <text:p text:style-name="P20"><text:span text:style-name="T27">nmcli general hostname s01</text:span></text:p>
            <text:p text:style-name="P20"><text:span text:style-name="T15"/></text:p>
            <text:p text:style-name="P22"><text:span text:style-name="T19"/>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ice names with /etc/host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Nice names with /etc/hosts</text:span></text:p>
          </draw:text-box>
        </draw:frame>
        <draw:frame draw:name="Content Placeholder 4" presentation:style-name="pr6" draw:text-style-name="P10" draw:layer="layout" svg:width="22.859cm" svg:height="12.571cm" svg:x="2.97cm" svg:y="4.445cm" presentation:class="outline" presentation:user-transformed="true">
          <draw:text-box>
            <text:list text:style-name="L3">
              <text:list-item>
                <text:p text:style-name="P29"><text:span text:style-name="T4">Simple file to map human friendly names </text:span><text:span text:style-name="T4">to IP addresses and back</text:span><text:span text:style-name="T4"><text:line-break/></text:span><text:span text:style-name="T4"/></text:p>
              </text:list-item>
              <text:list-item>
                <text:p text:style-name="P29"><text:span text:style-name="T4">Suitable for small, internal networks</text:span><text:span text:style-name="T4"><text:line-break/></text:span><text:span text:style-name="T4"/></text:p>
              </text:list-item>
              <text:list-item>
                <text:p text:style-name="P29"><text:span text:style-name="T4">Does not scale well</text:span></text:p>
              </text:list-item>
            </text:list>
            <text:p text:style-name="P29"><text:span text:style-name="T5"/></text:p>
            <text:p text:style-name="P31"><text:span text:style-name="T31"/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ample:" draw:style-name="dp1" draw:master-page-name="Title_20_and_20_Content" presentation:presentation-page-layout-name="AL2T11">
        <draw:frame draw:name="Title 1" presentation:style-name="pr5" draw:text-style-name="P2" draw:layer="layout" svg:width="23.917cm" svg:height="2.751cm" svg:x="0.635cm" svg:y="1.27cm" presentation:class="title" presentation:user-transformed="true">
          <draw:text-box>
            <text:p text:style-name="P7"><text:span text:style-name="T8">Sample:</text:span></text:p>
          </draw:text-box>
        </draw:frame>
        <draw:custom-shape draw:name="Rectangle 3" draw:style-name="gr2" draw:text-style-name="P15" draw:layer="layout" svg:width="22.647cm" svg:height="1.013cm" svg:x="1.482cm" svg:y="4.233cm">
          <text:p text:style-name="P14"><text:span text:style-name="T9"># cat /etc/h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5" draw:layer="layout" svg:width="22.647cm" svg:height="2.955cm" svg:x="1.693cm" svg:y="6.35cm">
          <text:p text:style-name="P14"><text:span text:style-name="T32">127.0.0.1 <text:s text:c="2"/>localhost localhost.localdomain localhost4 </text:span></text:p>
          <text:p text:style-name="P14"><text:span text:style-name="T32">::1 <text:s text:c="8"/>localhost localhost.localdomain localhost6 </text:span></text:p>
          <text:p text:style-name="P14"><text:span text:style-name="T32">10.1.1.20 <text:s text:c="2"/>s01 </text:span></text:p>
          <text:p text:style-name="P14"><text:span text:style-name="T33">10.1.1.10 <text:s text:c="2"/>w01 wAl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23" draw:layer="layout" svg:width="3.386cm" svg:height="0.422cm" svg:x="1.69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6" draw:layer="layout" svg:width="2.895cm" svg:height="0.843cm" svg:x="1.703cm" svg:y="10.16cm">
          <text:p text:style-name="P17"><text:span text:style-name="T11">IP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8" draw:text-style-name="P18" draw:layer="layout" svg:width="0.001cm" svg:height="1.269cm" svg:x="2.752cm" svg:y="9.0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8" draw:style-name="gr7" draw:text-style-name="P23" draw:layer="layout" svg:width="3.809cm" svg:height="0.422cm" svg:x="5.92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6" draw:layer="layout" svg:width="11.298cm" svg:height="0.843cm" svg:x="5.942cm" svg:y="10.16cm">
          <text:p text:style-name="P14"><text:span text:style-name="T11">List of names (do not need to match host nam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8" draw:text-style-name="P18" draw:layer="layout" svg:width="0.001cm" svg:height="1.269cm" svg:x="7.601cm" svg:y="9.09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dev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dev</text:span></text:p>
          </draw:text-box>
        </draw:frame>
        <draw:frame draw:name="Content Placeholder 4" presentation:style-name="pr6" draw:text-style-name="P10" draw:layer="layout" svg:width="22.859cm" svg:height="12.571cm" svg:x="1.693cm" svg:y="3.387cm" presentation:class="outline" presentation:user-transformed="true">
          <draw:text-box>
            <text:list text:style-name="L3">
              <text:list-item>
                <text:p text:style-name="P32"><text:span text:style-name="T34">Device manager for the kernel</text:span></text:p>
              </text:list-item>
              <text:list-item>
                <text:p text:style-name="P32"><text:span text:style-name="T34">Tries to keep device names (enp0s3, </text:span><text:span text:style-name="T34">enp0s8) constant </text:span></text:p>
              </text:list-item>
              <text:list-item>
                <text:p text:style-name="P32"><text:span text:style-name="T34">Network card device names are based </text:span><text:span text:style-name="T34">on hardware location</text:span></text:p>
              </text:list-item>
            </text:list>
            <text:p text:style-name="P29"><text:span text:style-name="T5"/></text:p>
            <text:p text:style-name="P31"><text:span text:style-name="T31"/></text:p>
          </draw:text-box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_0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ference</text:span></text:p>
          </draw:text-box>
        </draw:frame>
        <draw:frame draw:name="Content Placeholder 4_0" presentation:style-name="pr6" draw:text-style-name="P10" draw:layer="layout" svg:width="22.859cm" svg:height="8.213cm" svg:x="1.693cm" svg:y="3.387cm" presentation:class="outline" presentation:user-transformed="true">
          <draw:text-box>
            <text:list text:style-name="L3">
              <text:list-header>
                <text:p text:style-name="P29"><text:span text:style-name="T5">Man pages of interest</text:span></text:p>
                <text:list>
                  <text:list-header>
                    <text:p text:style-name="P25"><text:span text:style-name="T35">man ip</text:span></text:p>
                    <text:p text:style-name="P25"><text:span text:style-name="T35">man nmcli</text:span></text:p>
                  </text:list-header>
                </text:list>
              </text:list-header>
            </text:list>
            <text:p text:style-name="P29"><text:span text:style-name="T5"/></text:p>
            <text:p text:style-name="P31"><text:span text:style-name="T31"/></text:p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3" svg:font-family="Calibri"/>
    <style:font-face style:name="Courier1" svg:font-family="Courier"/>
    <style:font-face style:name="ＭＳ Ｐゴシック2" svg:font-family="'ＭＳ Ｐゴシック'"/>
    <style:font-face style:name="Calibri1" svg:font-family="Calibri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Lucida Sans Unicode1" svg:font-family="'Lucida Sans Unicode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" svg:font-family="Courier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2pt" style:font-style-asian="normal" style:font-weight-asian="normal" style:font-name-complex="ＭＳ Ｐゴシック2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ＭＳ Ｐゴシック2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font-style-asian="normal" style:font-weight-asian="normal" style:font-name-complex="ＭＳ Ｐゴシック2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2pt" style:font-style-asian="normal" style:font-weight-asian="normal" style:font-name-complex="ＭＳ Ｐゴシック2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ＭＳ Ｐゴシック2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44pt" style:font-style-asian="normal" style:font-weight-asian="normal" style:font-name-complex="ＭＳ Ｐゴシック2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language="en" fo:country="US" fo:font-style="normal" style:text-underline-style="none" fo:font-weight="normal" style:font-name-asian="ＭＳ Ｐゴシック2" style:font-size-asian="44pt" style:font-style-asian="normal" style:font-weight-asian="normal" style:font-name-complex="ＭＳ Ｐゴシック2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language="en" fo:country="US" fo:font-style="normal" style:text-underline-style="none" fo:font-weight="normal" style:font-name-asian="ＭＳ Ｐゴシック2" style:font-size-asian="32pt" style:font-style-asian="normal" style:font-weight-asian="normal" style:font-name-complex="ＭＳ Ｐゴシック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en" fo:country="US" fo:font-style="normal" style:text-underline-style="none" fo:font-weight="normal" style:font-name-asian="ＭＳ Ｐゴシック2" style:font-size-asian="28pt" style:font-style-asian="normal" style:font-weight-asian="normal" style:font-name-complex="ＭＳ Ｐゴシック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en" fo:country="US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inaji, Brian</meta:initial-creator>
    <meta:editing-cycles>253</meta:editing-cycles>
    <meta:creation-date>1601-01-01T00:00:00</meta:creation-date>
    <dc:date>2021-06-21T12:01:39.861528428</dc:date>
    <meta:editing-duration>P5DT5H42M40S</meta:editing-duration>
    <meta:generator>LibreOffice/6.4.7.2$Linux_X86_64 LibreOffice_project/40$Build-2</meta:generator>
    <meta:document-statistic meta:object-count="1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Mohawk" xlink:href=""/>
  </office:meta>
</office:document-meta>
</file>